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5104in" fo:keep-together="auto"/>
    </style:style>
    <style:style style:name="Table1.A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1965in" fo:margin-right="0in" fo:line-height="100%" fo:orphans="0" fo:widows="0" fo:text-indent="-0.25in" style:auto-text-indent="false"/>
    </style:style>
    <style:style style:name="P4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iche descriptive </text:span></text:p>
            <text:p text:style-name="P2"/>
            <text:p text:style-name="P1"><text:span text:style-name="T1">Nom: </text:span>gestion du compte(Package &lt;&lt;Gestion des achats&gt;&gt;)</text:p>
            <text:p text:style-name="P2"/>
            <text:p text:style-name="P1"><text:span text:style-name="T1">Acteur: </text:span>clients </text:p>
            <text:p text:style-name="P1"/>
            <text:p text:style-name="P1"><text:span text:style-name="T1">Description: </text:span>l’acteur veut faire des modifications sur son compte</text:p>
            <text:p text:style-name="P1"/>
            <text:p text:style-name="P1"><text:span text:style-name="T1">Auteur: </text:span>Guichou brice</text:p>
            <text:p text:style-name="P2"/>
            <text:p text:style-name="P1"><text:span text:style-name="T1">Date:</text:span>02/05/2020</text:p>
            <text:p text:style-name="P2"/>
            <text:p text:style-name="P1"><text:span text:style-name="T1">Précondition: </text:span>avoir créer un compte</text:p>
            <text:p text:style-name="P2"/>
            <text:p text:style-name="P1"><text:span text:style-name="T1">Démarrage:</text:span> L’utilisateur appuie sur le bouton gestion de compte</text:p>
          </table:table-cell>
        </table:table-row>
        <table:table-row table:style-name="Table1.1">
          <table:table-cell table:style-name="Table1.A2" office:value-type="string">
            <text:p text:style-name="P1"><text:span text:style-name="T1">DESCRIPTION</text:span></text:p>
            <text:p text:style-name="P2"/>
            <text:p text:style-name="P1"><text:span text:style-name="T1">Scénario nominal:</text:span></text:p>
            <text:list xml:id="list3830559686" text:style-name="WWNum1">
              <text:list-item>
                <text:p text:style-name="P3">le système affiche la page de connexion</text:p>
              </text:list-item>
            </text:list>
            <text:p text:style-name="P4"/>
            <text:list xml:id="list50407385136803" text:continue-numbering="true" text:style-name="WWNum1">
              <text:list-item>
                <text:p text:style-name="P3">l’utilisateur appuie sur le bouton gestion de compte</text:p>
              </text:list-item>
            </text:list>
            <text:p text:style-name="P4"/>
            <text:list xml:id="list50406482463941" text:continue-numbering="true" text:style-name="WWNum1">
              <text:list-item>
                <text:p text:style-name="P3">l’utilisateur modifie les éléments souhaité</text:p>
              </text:list-item>
            </text:list>
            <text:p text:style-name="P4"/>
            <text:list xml:id="list50407221792929" text:continue-numbering="true" text:style-name="WWNum1">
              <text:list-item>
                <text:p text:style-name="P3">le système enregistre les information dans la base de données 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"><text:span text:style-name="T1">Scénario alternatif:</text:span></text:p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<text:span text:style-name="T1">Scénario d’exception</text:span>:</text:p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in: <text:s/>1. sur décision de l’utilisateur</text:p>
          </table:table-cell>
        </table:table-row>
      </table:table>
      <text:p text:style-name="Standard"><text:span text:style-name="T1">post condition:</text:span> aucu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8" meta:word-count="88" meta:character-count="619" meta:non-whitespace-character-count="549"/>
    <meta:generator>LibreOfficeDev/6.0.5.2$Linux_X86_64 LibreOffice_project/</meta:generator>
  </office:meta>
</office:document-meta>
</file>